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eee3e" officeooo:paragraph-rsid="0000c305" style:font-weight-asian="normal" style:font-weight-complex="normal"/>
    </style:style>
    <style:style style:name="P2" style:family="paragraph" style:parent-style-name="Standard">
      <style:paragraph-properties fo:text-align="justify" style:justify-single-word="false"/>
      <style:text-properties fo:font-weight="normal" officeooo:rsid="00509452" officeooo:paragraph-rsid="0000c305" style:font-weight-asian="normal" style:font-weight-complex="normal"/>
    </style:style>
    <style:style style:name="P3" style:family="paragraph" style:parent-style-name="Standard" style:list-style-name="L2">
      <style:paragraph-properties fo:text-align="justify" style:justify-single-word="false"/>
      <style:text-properties fo:font-weight="normal" officeooo:rsid="00527e18" officeooo:paragraph-rsid="0000c305" style:font-weight-asian="normal" style:font-weight-complex="normal"/>
    </style:style>
    <style:style style:name="P4" style:family="paragraph" style:parent-style-name="Standard">
      <style:paragraph-properties fo:text-align="justify" style:justify-single-word="false"/>
      <style:text-properties fo:font-weight="normal" officeooo:rsid="00527e18" officeooo:paragraph-rsid="0000c305" style:font-weight-asian="normal" style:font-weight-complex="normal"/>
    </style:style>
    <style:style style:name="P5" style:family="paragraph" style:parent-style-name="Standard">
      <style:paragraph-properties fo:text-align="justify" style:justify-single-word="false"/>
      <style:text-properties fo:font-weight="normal" officeooo:rsid="0056239d" officeooo:paragraph-rsid="0000c305" style:font-weight-asian="normal" style:font-weight-complex="normal"/>
    </style:style>
    <style:style style:name="P6" style:family="paragraph" style:parent-style-name="Standard">
      <style:paragraph-properties fo:text-align="justify" style:justify-single-word="false"/>
      <style:text-properties fo:font-weight="normal" officeooo:rsid="0056865c" officeooo:paragraph-rsid="0000c305" style:font-weight-asian="normal" style:font-weight-complex="normal"/>
    </style:style>
    <style:style style:name="P7" style:family="paragraph" style:parent-style-name="Standard" style:list-style-name="L7">
      <style:paragraph-properties fo:text-align="justify" style:justify-single-word="false"/>
      <style:text-properties fo:font-weight="normal" officeooo:rsid="0056865c" officeooo:paragraph-rsid="0000c305" style:font-weight-asian="normal" style:font-weight-complex="normal"/>
    </style:style>
    <style:style style:name="P8" style:family="paragraph" style:parent-style-name="Standard" style:list-style-name="L7">
      <style:paragraph-properties fo:text-align="justify" style:justify-single-word="false"/>
      <style:text-properties fo:font-weight="normal" officeooo:rsid="005c3485" officeooo:paragraph-rsid="0000c305" style:font-weight-asian="normal" style:font-weight-complex="normal"/>
    </style:style>
    <style:style style:name="P9" style:family="paragraph" style:parent-style-name="Standard">
      <style:paragraph-properties fo:text-align="justify" style:justify-single-word="false"/>
      <style:text-properties fo:font-weight="normal" officeooo:rsid="00571a60" officeooo:paragraph-rsid="0000c305" style:font-weight-asian="normal" style:font-weight-complex="normal"/>
    </style:style>
    <style:style style:name="P10" style:family="paragraph" style:parent-style-name="Standard">
      <style:paragraph-properties fo:text-align="justify" style:justify-single-word="false"/>
      <style:text-properties fo:font-weight="normal" officeooo:rsid="00590901" officeooo:paragraph-rsid="0000c305" style:font-weight-asian="normal" style:font-weight-complex="normal"/>
    </style:style>
    <style:style style:name="P11" style:family="paragraph" style:parent-style-name="Standard">
      <style:paragraph-properties fo:text-align="justify" style:justify-single-word="false"/>
      <style:text-properties fo:font-weight="normal" officeooo:rsid="0070f9ac" officeooo:paragraph-rsid="0000c305" style:font-weight-asian="normal" style:font-weight-complex="normal"/>
    </style:style>
    <style:style style:name="P12" style:family="paragraph" style:parent-style-name="Standard" style:list-style-name="L8">
      <style:paragraph-properties fo:text-align="justify" style:justify-single-word="false"/>
      <style:text-properties fo:font-weight="normal" officeooo:rsid="0070f9ac" officeooo:paragraph-rsid="0000c305" style:font-weight-asian="normal" style:font-weight-complex="normal"/>
    </style:style>
    <style:style style:name="P13" style:family="paragraph" style:parent-style-name="Standard">
      <style:paragraph-properties fo:text-align="justify" style:justify-single-word="false"/>
      <style:text-properties officeooo:rsid="00592bcc" officeooo:paragraph-rsid="0000c305"/>
    </style:style>
    <style:style style:name="P14" style:family="paragraph" style:parent-style-name="Standard" style:list-style-name="L9">
      <style:paragraph-properties fo:text-align="justify" style:justify-single-word="false"/>
      <style:text-properties officeooo:rsid="00592bcc" officeooo:paragraph-rsid="0000c305"/>
    </style:style>
    <style:style style:name="P15" style:family="paragraph" style:parent-style-name="Standard" style:list-style-name="L9">
      <style:paragraph-properties fo:text-align="justify" style:justify-single-word="false"/>
      <style:text-properties officeooo:rsid="005ceee2" officeooo:paragraph-rsid="0000c305"/>
    </style:style>
    <style:style style:name="P16" style:family="paragraph" style:parent-style-name="Standard" style:list-style-name="L9">
      <style:paragraph-properties fo:text-align="justify" style:justify-single-word="false"/>
      <style:text-properties officeooo:rsid="005e4d74" officeooo:paragraph-rsid="0000c305"/>
    </style:style>
    <style:style style:name="P17" style:family="paragraph" style:parent-style-name="Standard">
      <style:paragraph-properties fo:text-align="justify" style:justify-single-word="false"/>
      <style:text-properties officeooo:rsid="004e3742" officeooo:paragraph-rsid="0000c305"/>
    </style:style>
    <style:style style:name="P18" style:family="paragraph" style:parent-style-name="Standard" style:list-style-name="L9">
      <style:paragraph-properties fo:text-align="justify" style:justify-single-word="false"/>
      <style:text-properties officeooo:rsid="005c3485" officeooo:paragraph-rsid="0000c305"/>
    </style:style>
    <style:style style:name="P19" style:family="paragraph" style:parent-style-name="Standard" style:list-style-name="L9">
      <style:paragraph-properties fo:text-align="justify" style:justify-single-word="false"/>
      <style:text-properties officeooo:rsid="005a9b40" officeooo:paragraph-rsid="0000c305"/>
    </style:style>
    <style:style style:name="P20" style:family="paragraph" style:parent-style-name="Standard">
      <style:paragraph-properties fo:text-align="justify" style:justify-single-word="false"/>
      <style:text-properties officeooo:paragraph-rsid="0000c305"/>
    </style:style>
    <style:style style:name="P21" style:family="paragraph" style:parent-style-name="Standard" style:list-style-name="L10">
      <loext:graphic-properties draw:fill-image-width="0cm" draw:fill-image-height="0cm"/>
      <style:paragraph-properties fo:margin-top="0.499cm" fo:margin-bottom="0cm" loext:contextual-spacing="false" fo:text-align="justify" style:justify-single-word="false" style:shadow="none"/>
      <style:text-properties officeooo:rsid="006016f8" officeooo:paragraph-rsid="0000c305"/>
    </style:style>
    <style:style style:name="P22" style:family="paragraph" style:parent-style-name="Standard">
      <loext:graphic-properties draw:fill-image-width="0cm" draw:fill-image-height="0cm"/>
      <style:paragraph-properties fo:margin-left="0cm" fo:margin-right="0cm" fo:margin-top="0.499cm" fo:margin-bottom="0cm" loext:contextual-spacing="false" fo:text-align="justify" style:justify-single-word="false" fo:text-indent="0cm" style:auto-text-indent="false" style:shadow="none"/>
      <style:text-properties officeooo:rsid="004a64c1" officeooo:paragraph-rsid="0000c305"/>
    </style:style>
    <style:style style:name="P23" style:family="paragraph" style:parent-style-name="Standard">
      <loext:graphic-properties draw:fill-image-width="0cm" draw:fill-image-height="0cm"/>
      <style:paragraph-properties fo:margin-left="0cm" fo:margin-right="0cm" fo:margin-top="0.499cm" fo:margin-bottom="0cm" loext:contextual-spacing="false" fo:text-align="justify" style:justify-single-word="false" fo:text-indent="0cm" style:auto-text-indent="false" style:shadow="none"/>
      <style:text-properties officeooo:rsid="00489a70" officeooo:paragraph-rsid="0000c305"/>
    </style:style>
    <style:style style:name="P24" style:family="paragraph" style:parent-style-name="Text_20_body" style:list-style-name="L11">
      <loext:graphic-properties draw:fill-image-width="0cm" draw:fill-image-height="0cm"/>
      <style:paragraph-properties fo:margin-top="0.499cm" fo:margin-bottom="0cm" loext:contextual-spacing="false" fo:text-align="justify" style:justify-single-word="false" style:shadow="none"/>
      <style:text-properties officeooo:rsid="006de8a0" officeooo:paragraph-rsid="0000c305"/>
    </style:style>
    <style:style style:name="P25" style:family="paragraph" style:parent-style-name="Text_20_body" style:list-style-name="L11">
      <loext:graphic-properties draw:fill-image-width="0cm" draw:fill-image-height="0cm"/>
      <style:paragraph-properties fo:margin-top="0.499cm" fo:margin-bottom="0cm" loext:contextual-spacing="false" fo:text-align="justify" style:justify-single-word="false" style:shadow="none"/>
      <style:text-properties officeooo:paragraph-rsid="0000c305"/>
    </style:style>
    <style:style style:name="P26" style:family="paragraph" style:parent-style-name="Text_20_body" style:list-style-name="L11">
      <loext:graphic-properties draw:fill-image-width="0cm" draw:fill-image-height="0cm"/>
      <style:paragraph-properties fo:margin-top="0.499cm" fo:margin-bottom="0cm" loext:contextual-spacing="false" fo:text-align="justify" style:justify-single-word="false" style:shadow="none"/>
      <style:text-properties officeooo:rsid="00734ee5" officeooo:paragraph-rsid="0000c305"/>
    </style:style>
    <style:style style:name="P27" style:family="paragraph" style:parent-style-name="Text_20_body" style:list-style-name="L11">
      <loext:graphic-properties draw:fill-image-width="0cm" draw:fill-image-height="0cm"/>
      <style:paragraph-properties fo:margin-top="0.499cm" fo:margin-bottom="0cm" loext:contextual-spacing="false" fo:text-align="justify" style:justify-single-word="false" style:shadow="none"/>
      <style:text-properties officeooo:rsid="00695666" officeooo:paragraph-rsid="0000c305"/>
    </style:style>
    <style:style style:name="P28" style:family="paragraph" style:parent-style-name="Heading_20_2">
      <style:paragraph-properties fo:text-align="justify" style:justify-single-word="false"/>
      <style:text-properties officeooo:paragraph-rsid="0000c305"/>
    </style:style>
    <style:style style:name="P29" style:family="paragraph" style:parent-style-name="Heading_20_1">
      <style:paragraph-properties fo:text-align="justify" style:justify-single-word="false"/>
      <style:text-properties fo:font-weight="bold" officeooo:rsid="0066b79d" officeooo:paragraph-rsid="0000c305" style:font-weight-asian="bold" style:font-weight-complex="bold"/>
    </style:style>
    <style:style style:name="P30" style:family="paragraph" style:parent-style-name="Heading_20_1">
      <style:paragraph-properties fo:text-align="justify" style:justify-single-word="false"/>
      <style:text-properties officeooo:paragraph-rsid="0000c305"/>
    </style:style>
    <style:style style:name="P31" style:family="paragraph" style:parent-style-name="Heading_20_1">
      <loext:graphic-properties draw:fill-image-width="0cm" draw:fill-image-height="0cm"/>
      <style:paragraph-properties fo:margin-left="0cm" fo:margin-right="0cm" fo:margin-top="0.499cm" fo:margin-bottom="0cm" loext:contextual-spacing="false" fo:text-align="justify" style:justify-single-word="false" fo:text-indent="0cm" style:auto-text-indent="false" style:shadow="none"/>
      <style:text-properties fo:font-weight="bold" officeooo:rsid="0066b79d" officeooo:paragraph-rsid="0000c30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509452" style:font-weight-asian="normal" style:font-weight-complex="normal"/>
    </style:style>
    <style:style style:name="T3" style:family="text">
      <style:text-properties fo:font-weight="normal" officeooo:rsid="00612670" style:font-weight-asian="normal" style:font-weight-complex="normal"/>
    </style:style>
    <style:style style:name="T4" style:family="text">
      <style:text-properties fo:font-weight="normal" officeooo:rsid="006295b5" style:font-weight-asian="normal" style:font-weight-complex="normal"/>
    </style:style>
    <style:style style:name="T5" style:family="text">
      <style:text-properties fo:font-weight="normal" officeooo:rsid="0066b79d" style:font-weight-asian="normal" style:font-weight-complex="normal"/>
    </style:style>
    <style:style style:name="T6" style:family="text">
      <style:text-properties fo:font-weight="normal" officeooo:rsid="00695666" style:font-weight-asian="normal" style:font-weight-complex="normal"/>
    </style:style>
    <style:style style:name="T7" style:family="text">
      <style:text-properties fo:font-weight="normal" officeooo:rsid="00734ee5" style:font-weight-asian="normal" style:font-weight-complex="normal"/>
    </style:style>
    <style:style style:name="T8" style:family="text">
      <style:text-properties officeooo:rsid="001f5be6"/>
    </style:style>
    <style:style style:name="T9" style:family="text">
      <style:text-properties officeooo:rsid="0060b65f"/>
    </style:style>
    <style:style style:name="T10" style:family="text">
      <style:text-properties officeooo:rsid="00455303"/>
    </style:style>
    <style:style style:name="T11" style:family="text">
      <style:text-properties officeooo:rsid="00612670"/>
    </style:style>
    <style:style style:name="T12" style:family="text">
      <style:text-properties officeooo:rsid="006295b5"/>
    </style:style>
    <style:style style:name="T13" style:family="text">
      <style:text-properties officeooo:rsid="0052398d"/>
    </style:style>
    <style:style style:name="T14" style:family="text">
      <style:text-properties officeooo:rsid="00527e18"/>
    </style:style>
    <style:style style:name="T15" style:family="text">
      <style:text-properties officeooo:rsid="005328b5"/>
    </style:style>
    <style:style style:name="T16" style:family="text">
      <style:text-properties officeooo:rsid="0054948d"/>
    </style:style>
    <style:style style:name="T17" style:family="text">
      <style:text-properties officeooo:rsid="00639afc"/>
    </style:style>
    <style:style style:name="T18" style:family="text">
      <style:text-properties officeooo:rsid="0056865c"/>
    </style:style>
    <style:style style:name="T19" style:family="text">
      <style:text-properties officeooo:rsid="0064220e"/>
    </style:style>
    <style:style style:name="T20" style:family="text">
      <style:text-properties officeooo:rsid="006525f1"/>
    </style:style>
    <style:style style:name="T21" style:family="text">
      <style:text-properties officeooo:rsid="005c3485"/>
    </style:style>
    <style:style style:name="T22" style:family="text">
      <style:text-properties officeooo:rsid="00590901"/>
    </style:style>
    <style:style style:name="T23" style:family="text">
      <style:text-properties officeooo:rsid="0066b79d"/>
    </style:style>
    <style:style style:name="T24" style:family="text">
      <style:text-properties officeooo:rsid="0070f9ac"/>
    </style:style>
    <style:style style:name="T25" style:family="text">
      <style:text-properties officeooo:rsid="00711a9d"/>
    </style:style>
    <style:style style:name="T26" style:family="text">
      <style:text-properties officeooo:rsid="004e3742"/>
    </style:style>
    <style:style style:name="T27" style:family="text">
      <style:text-properties officeooo:rsid="004a64c1"/>
    </style:style>
    <style:style style:name="T28" style:family="text">
      <style:text-properties officeooo:rsid="004b7cc3"/>
    </style:style>
    <style:style style:name="T29" style:family="text">
      <style:text-properties officeooo:rsid="0046e674"/>
    </style:style>
    <style:style style:name="T30" style:family="text">
      <style:text-properties officeooo:rsid="00489a70"/>
    </style:style>
    <style:style style:name="T31" style:family="text">
      <style:text-properties officeooo:rsid="002053e8"/>
    </style:style>
    <style:style style:name="T32" style:family="text">
      <style:text-properties officeooo:rsid="005ceee2"/>
    </style:style>
    <style:style style:name="T33" style:family="text">
      <style:text-properties officeooo:rsid="005d6871"/>
    </style:style>
    <style:style style:name="T34" style:family="text">
      <style:text-properties officeooo:rsid="004eee3e"/>
    </style:style>
    <style:style style:name="T35" style:family="text">
      <style:text-properties officeooo:rsid="006de8a0"/>
    </style:style>
    <style:style style:name="T36" style:family="text">
      <style:text-properties officeooo:rsid="004d5ac4"/>
    </style:style>
    <style:style style:name="T37" style:family="text">
      <style:text-properties officeooo:rsid="005e4d74"/>
    </style:style>
    <style:style style:name="T38" style:family="text">
      <style:text-properties officeooo:rsid="0072e5ff"/>
    </style:style>
    <style:style style:name="T39" style:family="text">
      <style:text-properties officeooo:rsid="005a9b40"/>
    </style:style>
    <style:style style:name="T40" style:family="text">
      <style:text-properties officeooo:rsid="00706ab4"/>
    </style:style>
    <style:style style:name="T41" style:family="text">
      <style:text-properties officeooo:rsid="0068ae01"/>
    </style:style>
    <style:style style:name="T42" style:family="text">
      <style:text-properties officeooo:rsid="004997dd"/>
    </style:style>
    <style:style style:name="T43" style:family="text">
      <style:text-properties officeooo:rsid="00695666"/>
    </style:style>
    <style:style style:name="T44" style:family="text">
      <style:text-properties officeooo:rsid="0000c3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4">Cahier des Charges</text:span> </text:p>
      <text:h text:style-name="P30" text:outline-level="1">Objectif /Descriptif général</text:h>
      <text:p text:style-name="P20">Application à vocation sociale, visant à diminuer les problèmes d'accessibilité, des personnes handicapées <text:span text:style-name="T9">ou à mobilité réduite, </text:span>a<text:span text:style-name="T10">ux</text:span> lieux publics <text:span text:style-name="T10">et établissements recevant du public (ERP) </text:span>en se fondant sur leurs besoins réels.</text:p>
      <text:h text:style-name="P28" text:outline-level="2">Le constat</text:h>
      <text:p text:style-name="P1">Le fait qu’il y ait des problèmes d’accessibilité aux lieux publics ou privés recevant du public est une évidence contre laquelle il convient de lutter. </text:p>
      <text:p text:style-name="P2">Toutefois, <text:span text:style-name="T11">tous</text:span> ces problèmes ne se pose<text:span text:style-name="T11">nt</text:span> pas avec la même force et la même urgence sur un territoire <text:span text:style-name="T11">donné</text:span>. </text:p>
      <text:p text:style-name="P20"><text:span text:style-name="T2">En effet, il y a des endroits qui doivent être mis ou maintenus en accessibilité immédiatement et continuellement en fonction de divers paramètres </text:span><text:span text:style-name="T3">comme : </text:span><text:span text:style-name="T4">les </text:span><text:span text:style-name="T2">population</text:span><text:span text:style-name="T3">s</text:span><text:span text:style-name="T2"> avoisinantes, </text:span><text:span text:style-name="T3">les </text:span><text:span text:style-name="T2">utilisateurs, </text:span><text:span text:style-name="T4">les </text:span><text:span text:style-name="T2">utilités </text:span><text:span text:style-name="T3">de l’infrastructure</text:span><text:span text:style-name="T2">, </text:span><text:span text:style-name="T4">les </text:span><text:span text:style-name="T2">principe</text:span><text:span text:style-name="T4">s</text:span><text:span text:style-name="T2"> fondamentaux et républicains tel que l’égalité d’accès aux services publics... <text:s/></text:span></text:p>
      <text:p text:style-name="P2"><text:span text:style-name="T12">D</text:span>’autres endroits peuvent, <text:span text:style-name="T12">quant à eux,</text:span> <text:span text:style-name="T12">dans un souci de « priorité »</text:span> et/<text:span text:style-name="T13">ou</text:span> <text:span text:style-name="T12">de </text:span>cohérence, « attendre ». <text:span text:style-name="T14">Ainsi, par exemple : </text:span></text:p>
      <text:list xml:id="list2330539801300752081" text:style-name="L2">
        <text:list-item>
          <text:p text:style-name="P3"><text:span text:style-name="T15">il ne peut être admis que les accès à un hôpital connaissent des problèmes en terme d’accessibilité ;</text:span></text:p>
        </text:list-item>
        <text:list-item>
          <text:p text:style-name="P3"><text:span text:style-name="T15">alors qu’</text:span>il peut être entendu, sans <text:span text:style-name="T15">toutefois </text:span>que cela ne soit excusable, qu’<text:span text:style-name="T16">il y ait un problème d’accessibilité dans l’entrepôt du même hôpital. </text:span></text:p>
        </text:list-item>
      </text:list>
      <text:p text:style-name="P4">Par ailleurs, l’argument financier liées à la mise en accessibilité est souvent avancé <text:span text:style-name="T16">par les personnes responsables pour expliquer l’absence de mise aux normes. </text:span></text:p>
      <text:p text:style-name="P5">En outre, peu <text:span text:style-name="T17">(</text:span>voir<text:span text:style-name="T17">e</text:span> aucun<text:span text:style-name="T17">)</text:span> <text:span text:style-name="T17">d’</text:span>outil <text:span text:style-name="T17">permettent</text:span> d’optimiser les ressources alloué<text:span text:style-name="T17">e</text:span>s à la mise en accessibilité, de mesurer le besoin <text:span text:style-name="T17">en la matière</text:span> et <text:span text:style-name="T17">l’</text:span>utilité <text:span text:style-name="T17">des interventions</text:span>. </text:p>
      <text:p text:style-name="P5">Ainsi, il pourrait être utile <text:span text:style-name="T17">à tous</text:span> <text:span text:style-name="T18">de disposer d’un outil puissant permettant de remédier aux problèmes d’accessibilité les plus pressants et les moins tolérables avec une efficacité accrue. </text:span></text:p>
      <text:p text:style-name="P6"><text:soft-page-break/>L’ambition de cette application est d<text:span text:style-name="T19">onc de</text:span> permettre une rationalisation des décisions et des actions de mise en accessibilité afin que ces dernières, pas suffisantes à l’heure actuelle, soient le plus utiles possibles. </text:p>
      <text:h text:style-name="P28" text:outline-level="2">Exemple<text:span text:style-name="T20">s</text:span>: </text:h>
      <text:p text:style-name="P6">1/ <text:span text:style-name="T20">U</text:span>ne ville (ou son concessionnaire de transport urbain) prévoit de respecter les normes de d’accessibilité pour les arrêts de bus. Elle peut agir de deux façon<text:span text:style-name="T21">s</text:span> : </text:p>
      <text:list xml:id="list1832175037466207319" text:style-name="L7">
        <text:list-item>
          <text:p text:style-name="P7">par un plan d’intervention <text:span text:style-name="T21">classique</text:span>, secteur par secteur selon un <text:span text:style-name="T22">planning</text:span> prédéfini, sans prendre en compte les besoins réels des utilisateurs les plus impactés. Ainsi, les arrêts <text:span text:style-name="T20">de </text:span>bus du Nord Est de la ville seront rendus accessibles alors qu’aucune personne n’en éprouve <text:span text:style-name="T21">immédiatement </text:span>le besoin dans ce secteur. <text:span text:style-name="T21">A l’opposé, les arrêts de bus du Sud Ouest de la ville, seront mis en accessibilité en dernier. Toutefois, dans ce secteur des personnes en ont réellement et immédiatement besoin !!!</text:span></text:p>
        </text:list-item>
        <text:list-item>
          <text:p text:style-name="P8">par un plan d’intervention cohérent, s’axant sur les besoins réels du public visé. Dans cette hypothèse, il est indispensable d’avoir accès à des outils comme <text:span text:style-name="T20">souhaite</text:span> le devenir Accessible. </text:p>
        </text:list-item>
      </text:list>
      <text:p text:style-name="P9">2/ <text:s/>Aujourd’hui pour avoir une place handicapée dans une rue qui n’en est pas dotée, il faut en faire la demande. Cela est généralement fait quand une personne en situation de handicap réside ou travaille dans la rue. </text:p>
      <text:p text:style-name="P9">Quid néanmoins des rues fréquentées par des personnes en situation de handicap mais où elles n’habitent ou travaillent pas (rue d’un intervenant médical kinésithérapeute, <text:span text:style-name="T22">ostéopathe…). Si la commune n’a pas pris d’initiative elle même, faute d’information alors cette rue ne sera pas adaptée</text:span>. Avec une application comme Accessible, les communes pourrait d’elle même voir en fonction des signalements que ladite rue a besoin <text:span text:style-name="T22">d’une place handicapée. </text:span></text:p>
      <text:p text:style-name="P10">L’application vise donc une meilleure adéquation en<text:span text:style-name="T23">tre</text:span> les besoins et les moyens de mis en accessibilité.</text:p>
      <text:h text:style-name="P30" text:outline-level="1"><text:span text:style-name="T24">L</text:span>es <text:span text:style-name="T24">publics</text:span> concernés</text:h>
      <text:p text:style-name="P11">Les personnes visées par l’utilisation de l’application sont : </text:p>
      <text:list xml:id="list2786614637955990174" text:style-name="L8">
        <text:list-item>
          <text:p text:style-name="P12"><text:span text:style-name="T25">L</text:span>es personnes en situation de handicap ou à mobilité réduite voulant dénoncer les problèmes <text:s/>d’accessibilité qu’elles rencontrent. </text:p>
        </text:list-item>
        <text:list-item>
          <text:p text:style-name="P12"><text:soft-page-break/>Les <text:span text:style-name="T25">personnes morales devant mettre aux normes d’accessibilité leurs infrastructures. Il s’agit principalement d’institutions publiques (commune, département, région, état...) ou para-publiques (OPHLM, SAHLM…..). Toutefois, les acteurs privées ne sont pas totalement exclues, pensons par exemple aux centres commerciaux ou encore aux titulaires de délégations de service public (délégataire des transports urbains par exemple).</text:span></text:p>
        </text:list-item>
      </text:list>
      <text:h text:style-name="P29" text:outline-level="1">Principe de fonctionnement (spécification fonctionnelle)</text:h>
      <text:p text:style-name="P20"><text:span text:style-name="T26">L’application sera un outil d’intérêt général rationalisant et améliorant les interventions de mise en accessibilité afin qu’elles répondent le plus efficacement possible aux besoins réels. </text:span></text:p>
      <text:p text:style-name="P20">Le <text:span text:style-name="T27">fonctionnement s’articule autour de trois parcours/profils. </text:span></text:p>
      <text:h text:style-name="P28" text:outline-level="2">Parcours Utilisateur</text:h>
      <text:p text:style-name="P20"><text:span text:style-name="T28">Le </text:span>principe est simple : toutes les personnes concernées pourront se connecter et géolocaliser un problème d'accessibilité avec des paramètres proposés (exemple : un trottoir non aménagé pour <text:span text:style-name="T10">les fauteuils roulant</text:span>).</text:p>
      <text:p text:style-name="P20"><text:span text:style-name="T10">Les dites personnes</text:span> pourront <text:span text:style-name="T29">identifier un problème d’accessibilité soit</text:span> en temps réel (géolocalisation) <text:span text:style-name="T30">via un site internet totalement « responsive »</text:span>, soit le faire en différer <text:span text:style-name="T30">toujours depuis le site internet (en indiquant l’adresse du problème, géolocalisation inversée)</text:span>. </text:p>
      <text:p text:style-name="P20"><text:span text:style-name="T31">Chaque problème d’accessibilité signalé pourra être soutenu par les autres utilisateurs.</text:span></text:p>
      <text:p text:style-name="P13">Ces <text:span text:style-name="T21">personnes</text:span> pourront via l’application : </text:p>
      <text:list xml:id="list3465575098389257872" text:style-name="L9">
        <text:list-item>
          <text:p text:style-name="P14"><text:span text:style-name="T32">se créer un compte utilisateur</text:span>;</text:p>
        </text:list-item>
        <text:list-item>
          <text:p text:style-name="P14"><text:span text:style-name="T32">signaler </text:span>un problème <text:span text:style-name="T32">d’accessibilité soit en direct (géolocalisation instantanée), soit de manière différée (géolocalisation inversée)</text:span>; </text:p>
        </text:list-item>
        <text:list-item>
          <text:p text:style-name="P15">soutenir un problème d’accessibilité ;</text:p>
        </text:list-item>
        <text:list-item>
          <text:p text:style-name="P16"><text:span text:style-name="T32">être </text:span>inform<text:span text:style-name="T32">ées </text:span>par e-mails personnalisés <text:span text:style-name="T33">que les problèmes qu’elles ont</text:span> signalés <text:span text:style-name="T33">ou </text:span>soutenus <text:span text:style-name="T33">ont été résolus ; </text:span></text:p>
        </text:list-item>
        <text:list-item>
          <text:p text:style-name="P16">voir les signalements sur une carte ;</text:p>
        </text:list-item>
      </text:list>
      <text:p text:style-name="P17">L’application sera donc pour eux un outil d<text:span text:style-name="T34">e signalements de</text:span> leurs problèmes d’accessibilité. <text:s/></text:p>
      <text:h text:style-name="P28" text:outline-level="2"><text:soft-page-break/>Parcours <text:span text:style-name="T28">Institution (administration, ERP...)</text:span></text:h>
      <text:p text:style-name="P20">Les informations <text:span text:style-name="T35">des signalements </text:span>seront enregistrées dans une <text:span text:style-name="T35">base de données</text:span> qui servira de référence aux acteurs en charge de la mise en accessibilité <text:span text:style-name="T36">des lieux publics, des Établissements Recevant du Public (ERP) ou autres. </text:span></text:p>
      <text:p text:style-name="P20"><text:span text:style-name="T36">Il s’agit principalement de personnes publiques (commune, département, région, état...) ou para-publiques (OPHLM...). Toutefois, les acteurs privées ne sont pas totalement exclues, pensons par exemple aux centres commerciaux ou encore aux titulaires de délégations de service public (délégataire des transports urbains par exemple).</text:span></text:p>
      <text:p text:style-name="P13">Ces institutions, responsable<text:span text:style-name="T21">s</text:span> de la mise en accessibilité, pourront via l’application : </text:p>
      <text:list xml:id="list215311998031241" text:continue-numbering="true" text:style-name="L9">
        <text:list-item>
          <text:p text:style-name="P18">avoir un compte institution, validé par l’administrateur du site ; </text:p>
        </text:list-item>
        <text:list-item>
          <text:p text:style-name="P14">voir les signalement<text:span text:style-name="T37">s</text:span> <text:span text:style-name="T38">dans </text:span>leur secteur géographique et/ou bâtiment ;</text:p>
        </text:list-item>
        <text:list-item>
          <text:p text:style-name="P14"><text:s/>indiquer <text:s/>qu’un problème signalé est en cours de résolution ;</text:p>
        </text:list-item>
        <text:list-item>
          <text:p text:style-name="P14"><text:span text:style-name="T39">indiquer la date prévisionnel de la résolution d’un problème signalé ;</text:span> </text:p>
        </text:list-item>
        <text:list-item>
          <text:p text:style-name="P19">indiquer qu’un problème signalé a été résolu ; </text:p>
        </text:list-item>
        <text:list-item>
          <text:p text:style-name="P18">informer par d<text:span text:style-name="T40">es </text:span>e-mails personnalisés les personnes ayant signalés et soutenus <text:span text:style-name="T40">des</text:span> signalements <text:span text:style-name="T38">via l’application</text:span>.</text:p>
        </text:list-item>
      </text:list>
      <text:p text:style-name="P20">Ces mêmes acteurs pourront ainsi orienter leur<text:span text:style-name="T26">s</text:span> actions de mise en accessibilité en fonction des besoins réels, enregistrés et signalés par les <text:span text:style-name="T24">publics</text:span> concernés.</text:p>
      <text:p text:style-name="P17">L’application sera donc pour eux <text:span text:style-name="T34">un outil d’aide à la</text:span> décision quant à leur plan de mise en accessibilité. </text:p>
      <text:p text:style-name="P17"/>
      <text:h text:style-name="P28" text:outline-level="2">Parcour<text:span text:style-name="T41">s</text:span> administrateur du site</text:h>
      <text:p text:style-name="P22">Le site sera administr<text:span text:style-name="T38">é</text:span> par un ou plusieurs administrateurs <text:span text:style-name="T37">intéressés par les problématiques de mise en accessibilité. </text:span></text:p>
      <text:p text:style-name="P22"><text:span text:style-name="T37">Via l’application, l’administrateur pourra: </text:span></text:p>
      <text:list xml:id="list807557418221447971" text:style-name="L10">
        <text:list-item>
          <text:p text:style-name="P21"><text:s/>gérer les signalements (modérations, suppressions etc.) ;</text:p>
        </text:list-item>
        <text:list-item>
          <text:p text:style-name="P21">gérer les comptes et les droits affiliés.</text:p>
        </text:list-item>
      </text:list>
      <text:p text:style-name="P23"><text:soft-page-break/>A terme, <text:span text:style-name="T42">les gestionnaires du site devront se prononcer sur l’</text:span>opportunité et, le cas échéant le développement, d’une application client fonctionnant en mode « hors ligne » et s’actualisant dès que possible. </text:p>
      <text:h text:style-name="P31" text:outline-level="1"><text:span text:style-name="T43">Exigences techniques</text:span> (spécification<text:span text:style-name="T43">s</text:span> <text:span text:style-name="T43">techniques</text:span>)</text:h>
      <text:list xml:id="list3056750833222428710" text:style-name="L11">
        <text:list-item>
          <text:p text:style-name="P25"><text:span text:style-name="T5">charte g</text:span><text:span text:style-name="T6">raphique ;</text:span></text:p>
        </text:list-item>
        <text:list-item>
          <text:p text:style-name="P26"><text:span text:style-name="T1">intégration de photos et information ; </text:span></text:p>
        </text:list-item>
        <text:list-item>
          <text:p text:style-name="P27"><text:span text:style-name="T1">imagerie et icon</text:span><text:span text:style-name="T7">s</text:span><text:span text:style-name="T1"> </text:span><text:span text:style-name="T7">dessinées</text:span><text:span text:style-name="T1">;</text:span></text:p>
        </text:list-item>
        <text:list-item>
          <text:p text:style-name="P27"><text:span text:style-name="T1">géolocalisation normale et inversée ;</text:span></text:p>
        </text:list-item>
        <text:list-item>
          <text:p text:style-name="P27"><text:span text:style-name="T1">totalement responsive ;</text:span></text:p>
        </text:list-item>
        <text:list-item>
          <text:p text:style-name="P27"><text:span text:style-name="T1">simple d’utilisation </text:span></text:p>
        </text:list-item>
        <text:list-item>
          <text:p text:style-name="P27"><text:span text:style-name="T1">rapide </text:span></text:p>
        </text:list-item>
        <text:list-item>
          <text:p text:style-name="P27"><text:span text:style-name="T1">accessibilité de l’application ;</text:span></text:p>
        </text:list-item>
        <text:list-item>
          <text:p text:style-name="P24"><text:span text:style-name="T1">gestion de données à caractère personnelles, conformité CNI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cm" fo:margin-right="0.4cm" fo:margin-top="0.101cm" fo:margin-bottom="0.101cm" loext:contextual-spacing="false" fo:line-height="150%"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21:49:35.175721713</meta:creation-date>
    <dc:date>2016-12-21T21:52:20.062275243</dc:date>
    <meta:editing-duration>PT4S</meta:editing-duration>
    <meta:editing-cycles>1</meta:editing-cycles>
    <meta:generator>LibreOffice/5.1.4.2$Linux_X86_64 LibreOffice_project/10m0$Build-2</meta:generator>
    <meta:document-statistic meta:table-count="0" meta:image-count="0" meta:object-count="0" meta:page-count="5" meta:paragraph-count="67" meta:word-count="1176" meta:character-count="7923" meta:non-whitespace-character-count="6799"/>
  </office:meta>
</office:document-meta>
</file>